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6771in" style:rel-column-width="18687*"/>
    </style:style>
    <style:style style:name="MethodTable.B" style:family="table-column">
      <style:table-column-properties style:column-width="4.2042in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9in" table:align="center"/>
    </style:style>
    <style:style style:name="Table2.A" style:family="table-column">
      <style:table-column-properties style:column-width="1.5521in"/>
    </style:style>
    <style:style style:name="Table2.B" style:family="table-column">
      <style:table-column-properties style:column-width="4.3299in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3in" fo:margin-left="0.5146in" fo:margin-right="0.5292in" table:align="margins"/>
    </style:style>
    <style:style style:name="Table6.A" style:family="table-column">
      <style:table-column-properties style:column-width="1.5521in" style:rel-column-width="17294*"/>
    </style:style>
    <style:style style:name="Table6.B" style:family="table-column">
      <style:table-column-properties style:column-width="4.3292in" style:rel-column-width="48241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6.B2" style:family="table-cell">
      <style:table-cell-properties fo:padding="0.0382in" fo:border="0.05pt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8201in" style:rel-column-width="20281*"/>
    </style:style>
    <style:style style:name="Table4.B" style:family="table-column">
      <style:table-column-properties style:column-width="4.0611in" style:rel-column-width="45254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4.B2" style:family="table-cell">
      <style:table-cell-properties fo:padding="0.0382in" fo:border="0.05pt solid #0000ff"/>
    </style:style>
    <style:style style:name="Table4.A3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9in" table:align="center"/>
    </style:style>
    <style:style style:name="Table1.A" style:family="table-column">
      <style:table-column-properties style:column-width="1.8625in"/>
    </style:style>
    <style:style style:name="Table1.B" style:family="table-column">
      <style:table-column-properties style:column-width="4.0194in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5.8819in" table:align="center"/>
    </style:style>
    <style:style style:name="Table7.A" style:family="table-column">
      <style:table-column-properties style:column-width="1.8625in"/>
    </style:style>
    <style:style style:name="Table7.B" style:family="table-column">
      <style:table-column-properties style:column-width="4.0194in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" style:family="table">
      <style:table-properties style:width="5.8819in" table:align="center"/>
    </style:style>
    <style:style style:name="Table8.A" style:family="table-column">
      <style:table-column-properties style:column-width="1.8625in"/>
    </style:style>
    <style:style style:name="Table8.B" style:family="table-column">
      <style:table-column-properties style:column-width="4.0194in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6in" fo:margin-left="0.5146in" fo:margin-right="0.4104in" table:align="margins" style:shadow="none"/>
    </style:style>
    <style:style style:name="Table9.A" style:family="table-column">
      <style:table-column-properties style:column-width="6in" style:rel-column-width="8640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="0.05pt solid #0000ff"/>
    </style:style>
    <style:style style:name="Table9.A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paragraph-properties fo:break-before="page"/>
      <style:text-properties fo:color="#000080"/>
    </style:style>
    <style:style style:name="P3" style:family="paragraph" style:parent-style-name="Method_20_Body">
      <style:paragraph-properties fo:break-before="page"/>
    </style:style>
    <style:style style:name="P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5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c5000b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Method_20_Body">
      <style:paragraph-properties fo:margin-left="0in" fo:margin-right="0in" fo:text-indent="0in" style:auto-text-indent="false"/>
    </style:style>
    <style:style style:name="P10" style:family="paragraph" style:parent-style-name="Method_20_Indent">
      <style:paragraph-properties fo:margin-left="0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11" style:family="paragraph" style:parent-style-name="Method_20_Code_20_Listing">
      <style:text-properties fo:color="#000080"/>
    </style:style>
    <style:style style:name="P12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13" style:family="paragraph" style:parent-style-name="Code_20_Listing">
      <style:text-properties fo:color="#000080"/>
    </style:style>
    <style:style style:name="P14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15" style:family="paragraph" style:parent-style-name="Method_20_Table_20_Description">
      <style:text-properties fo:font-weight="bold" style:font-weight-asian="bold" style:font-weight-complex="bold"/>
    </style:style>
    <style:style style:name="P16" style:family="paragraph" style:parent-style-name="Method_20_Body">
      <style:text-properties fo:font-weight="bold" style:font-weight-asian="bold" style:font-weight-complex="bold"/>
    </style:style>
    <style:style style:name="P17" style:family="paragraph" style:parent-style-name="Method_20_Table_20_Description" style:list-style-name="L2">
      <style:paragraph-properties fo:margin-left="0in" fo:margin-right="0in" fo:text-indent="-0.25in" style:auto-text-indent="false"/>
    </style:style>
    <style:style style:name="P18" style:family="paragraph" style:parent-style-name="Criteria_20_Body" style:list-style-name="L1"/>
    <style:style style:name="P1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79b03" fo:background-color="#0000ff" style:font-weight-asian="normal" style:font-weight-complex="bold"/>
    </style:style>
    <style:style style:name="P20" style:family="paragraph" style:parent-style-name="Table_20_Contents">
      <style:text-properties fo:font-size="11pt" fo:font-weight="bold" officeooo:rsid="001cc3df" officeooo:paragraph-rsid="00179b03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font-size="11pt" fo:font-weight="bold" officeooo:rsid="00179b03" officeooo:paragraph-rsid="00179b03" fo:background-color="transparent" style:font-size-asian="11pt" style:font-weight-asian="bold" style:font-size-complex="11pt" style:font-weight-complex="bold"/>
    </style:style>
    <style:style style:name="P22" style:family="paragraph" style:parent-style-name="Method_20_Title">
      <style:paragraph-properties fo:break-before="page"/>
    </style:style>
    <style:style style:name="P23" style:family="paragraph" style:parent-style-name="Method_20_Body" style:list-style-name="L3"/>
    <style:style style:name="P24" style:family="paragraph" style:parent-style-name="Method_20_Body" style:list-style-name="L4"/>
    <style:style style:name="P25" style:family="paragraph" style:parent-style-name="Method_20_Body" style:list-style-name="L5"/>
    <style:style style:name="P26" style:family="paragraph" style:parent-style-name="Method_20_Body" style:list-style-name="L6"/>
    <style:style style:name="P27" style:family="paragraph" style:parent-style-name="Method_20_Body" style:list-style-name="L7"/>
    <style:style style:name="P28" style:family="paragraph" style:parent-style-name="Method_20_Body" style:list-style-name="L8"/>
    <style:style style:name="P29" style:family="paragraph" style:parent-style-name="Method_20_Body">
      <style:text-properties officeooo:paragraph-rsid="00179b03"/>
    </style:style>
    <style:style style:name="P30" style:family="paragraph" style:parent-style-name="Method_20_Body">
      <style:paragraph-properties fo:margin-left="0in" fo:margin-right="0in" fo:text-indent="0in" style:auto-text-indent="false"/>
      <style:text-properties fo:color="#0000ff" style:font-name="Liberation Sans" fo:font-size="10.5pt" fo:font-weight="normal" officeooo:rsid="001cc3df" officeooo:paragraph-rsid="00179b03" style:font-name-asian="Monospace" style:font-size-asian="10.5pt" style:font-weight-asian="normal" style:font-name-complex="Monospace" style:font-size-complex="10.5pt" style:font-weight-complex="normal"/>
    </style:style>
    <style:style style:name="P31" style:family="paragraph" style:parent-style-name="Method_20_Listing_20_Title">
      <style:paragraph-properties fo:break-before="page"/>
    </style:style>
    <style:style style:name="P32" style:family="paragraph" style:parent-style-name="Method_20_Listing_20_Title">
      <style:paragraph-properties fo:margin-left="0in" fo:margin-right="0in" fo:text-indent="0in" style:auto-text-indent="false"/>
      <style:text-properties officeooo:paragraph-rsid="00179b03"/>
    </style:style>
    <style:style style:name="P33" style:family="paragraph" style:parent-style-name="Coding_20_Title">
      <style:paragraph-properties fo:break-before="page"/>
    </style:style>
    <style:style style:name="P34" style:family="paragraph" style:parent-style-name="Class_20_Title">
      <style:text-properties fo:font-size="18pt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ff" style:font-name="Liberation Sans" style:font-name-asian="Monospace" style:font-name-complex="Monospace"/>
    </style:style>
    <style:style style:name="T6" style:family="text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ff" style:font-name="DejaVu Serif2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8" style:family="text">
      <style:text-properties fo:color="#c5000b" fo:font-size="11pt" style:font-size-asian="11pt" style:font-size-complex="11pt"/>
    </style:style>
    <style:style style:name="T9" style:family="text">
      <style:text-properties officeooo:rsid="001cc3df"/>
    </style:style>
    <style:style style:name="T10" style:family="text">
      <style:text-properties officeooo:rsid="00179b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Autoload\Libraries</text:h>
      <text:p text:style-name="Class_20_Description"/>
      <text:p text:style-name="Class_20_Description"><text:span text:style-name="T1">The </text:span><text:span text:style-name="Class_20_Variables"><text:span text:style-name="T2">Autoload\Libraries</text:span></text:span><text:span text:style-name="T1"> class is an implementation of the </text:span><text:span text:style-name="Class_20_Variables"><text:span text:style-name="T2">PSR-0</text:span></text:span><text:span text:style-name="T1"> compliant</text:span><text:span text:style-name="T6"> </text:span><text:span text:style-name="T7">autoload standard to search non-standard directories</text:span>.<text:span text:style-name="T1"> <text:s/></text:span></text:p>
      <text:p text:style-name="Class_20_Default"/>
      <text:h text:style-name="Criteria_20_Title" text:outline-level="2">Design criteria and considerations</text:h>
      <text:p text:style-name="Criteria_20_Body"/>
      <text:list xml:id="list1747475590211224081" text:style-name="L1">
        <text:list-item>
          <text:p text:style-name="P18">Extends the <text:span text:style-name="Class_20_Variables">Autoload\BaseClass</text:span> class;</text:p>
        </text:list-item>
        <text:list-item>
          <text:p text:style-name="P18"><text:span text:style-name="Class_20_Variables">Autoload\Exception</text:span> is called to throw exceptions;</text:p>
        </text:list-item>
        <text:list-item>
          <text:p text:style-name="P18">Is implemented with static and class object methods;</text:p>
        </text:list-item>
        <text:list-item>
          <text:p text:style-name="P18">The constructor is a <text:span text:style-name="T3">private</text:span> method which is accessible only from within the class;</text:p>
        </text:list-item>
        <text:list-item>
          <text:p text:style-name="P18">Is implemented as a <text:span text:style-name="T3">singleton</text:span> class and is enforced by calls to the <text:span text:style-name="Class_20_Variables">instantiate</text:span> method.</text:p>
        </text:list-item>
      </text:list>
      <text:h text:style-name="P32" text:outline-level="4"/>
      <text:h text:style-name="P32" text:outline-level="4"><text:span text:style-name="T9">Dependencie</text:span>s</text:h>
      <text:p text:style-name="P29"/>
      <text:p text:style-name="P29">The <text:span text:style-name="Class_20_Variables">Autoload\</text:span><text:span text:style-name="Class_20_Variables"><text:span text:style-name="T10">Libraries</text:span></text:span> class contains the following <text:span text:style-name="T9">external dependencies</text:span>:</text:p>
      <text:p text:style-name="P2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Class Name</text:p>
          </table:table-cell>
        </table:table-row>
        <table:table-row>
          <table:table-cell table:style-name="Table9.A2" office:value-type="string">
            <text:p text:style-name="P20">Library\<text:span text:style-name="T10">Autoload\BaseClass</text:span></text:p>
          </table:table-cell>
        </table:table-row>
        <table:table-row>
          <table:table-cell table:style-name="Table9.A2" office:value-type="string">
            <text:p text:style-name="P21">Library\Autoload\Exception</text:p>
          </table:table-cell>
        </table:table-row>
        <table:table-row>
          <table:table-cell table:style-name="Table9.A2" office:value-type="string">
            <text:p text:style-name="P20">Library\Exception</text:p>
          </table:table-cell>
        </table:table-row>
      </table:table>
      <text:p text:style-name="P30"/>
      <text:p text:style-name="P30"/>
      <text:h text:style-name="P31" text:outline-level="4">Class Properties</text:h>
      <text:h text:style-name="Method_20_Listing_20_Title" text:outline-level="4"/>
      <text:p text:style-name="Method_20_Body">The <text:span text:style-name="T3">Autoload\Libraries</text:span> class contains the following static class variable (property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4">Properties</text:p>
          </table:table-cell>
          <table:table-cell table:style-name="MethodTable.B1" office:value-type="string">
            <text:p text:style-name="P4">Description</text:p>
          </table:table-cell>
        </table:table-row>
        <table:table-row>
          <table:table-cell table:style-name="MethodTable.A2" office:value-type="string">
            <text:p text:style-name="P7">$me</text:p>
          </table:table-cell>
          <table:table-cell table:style-name="MethodTable.B2" office:value-type="string">
            <text:p text:style-name="P9">The current class instance, or null.</text:p>
          </table:table-cell>
        </table:table-row>
        <table:table-row>
          <table:table-cell table:style-name="MethodTable.A2" office:value-type="string">
            <text:p text:style-name="P8">$libraries</text:p>
          </table:table-cell>
          <table:table-cell table:style-name="MethodTable.B2" office:value-type="string">
            <text:p text:style-name="P9">An array containing the directories to search.</text:p>
          </table:table-cell>
        </table:table-row>
      </table:table>
      <text:p text:style-name="Method_20_Body"/>
      <text:h text:style-name="Method_20_Listing_20_Title" text:outline-level="4">Class Methods</text:h>
      <text:h text:style-name="Method_20_Listing_20_Title" text:outline-level="4"/>
      <text:p text:style-name="Method_20_Body">The <text:span text:style-name="T3">Autoload\Libraries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Method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5"><text:a xlink:type="simple" xlink:href="#constructor" text:style-name="Internet_20_link" text:visited-style-name="Visited_20_Internet_20_Link"><text:span text:style-name="T8">__construct</text:span></text:a></text:p>
          </table:table-cell>
          <table:table-cell table:style-name="Table3.B4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3.A2" office:value-type="string">
            <text:p text:style-name="P6"><text:a xlink:type="simple" xlink:href="#loader" text:style-name="Internet_20_link" text:visited-style-name="Visited_20_Internet_20_Link">loader</text:a></text:p>
          </table:table-cell>
          <table:table-cell table:style-name="Table3.B4" office:value-type="string">
            <text:p text:style-name="Method_20_Table_20_Description">Load the required class.</text:p>
          </table:table-cell>
        </table:table-row>
        <table:table-row>
          <table:table-cell table:style-name="Table3.A2" office:value-type="string">
            <text:p text:style-name="P6"><text:a xlink:type="simple" xlink:href="#setLibraries" text:style-name="Internet_20_link" text:visited-style-name="Visited_20_Internet_20_Link">setLibraries</text:a></text:p>
          </table:table-cell>
          <table:table-cell table:style-name="Table3.B4" office:value-type="string">
            <text:p text:style-name="Method_20_Table_20_Description">Get/set the library array variable.</text:p>
          </table:table-cell>
        </table:table-row>
      </table:table>
      <text:p text:style-name="Standard"/>
      <text:h text:style-name="Method_20_Listing_20_Title" text:outline-level="4">Static Class Methods</text:h>
      <text:h text:style-name="Method_20_Listing_20_Title" text:outline-level="4"/>
      <text:p text:style-name="Method_20_Body">The <text:span text:style-name="T3">Autoload\Libraries</text:span> class contains the following static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Method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5"><text:a xlink:type="simple" xlink:href="#instantiate" text:style-name="Internet_20_link" text:visited-style-name="Visited_20_Internet_20_Link"><text:span text:style-name="T4">instantiate</text:span></text:a></text:p>
          </table:table-cell>
          <table:table-cell table:style-name="Table2.B3" office:value-type="string">
            <text:p text:style-name="Method_20_Table_20_Description">Instantiate a singleton class object if <text:span text:style-name="Class_20_Variables">$me</text:span> is null.</text:p>
          </table:table-cell>
        </table:table-row>
        <table:table-row>
          <table:table-cell table:style-name="Table2.A2" office:value-type="string">
            <text:p text:style-name="P6"><text:a xlink:type="simple" xlink:href="#loadClass" text:style-name="Internet_20_link" text:visited-style-name="Visited_20_Internet_20_Link">loadClass</text:a></text:p>
          </table:table-cell>
          <table:table-cell table:style-name="Table2.B3" office:value-type="string">
            <text:p text:style-name="Method_20_Table_20_Description"><text:span text:style-name="T5">Load the requested class file</text:span>.</text:p>
          </table:table-cell>
        </table:table-row>
      </table:table>
      <text:p text:style-name="Standard"/>
      <text:h text:style-name="Method_20_Listing_20_Title" text:outline-level="4">Inherited Properties</text:h>
      <text:h text:style-name="Method_20_Listing_20_Title" text:outline-level="4"/>
      <text:p text:style-name="Method_20_Body">The <text:span text:style-name="T3">Autoload\Libraries</text:span> class extends the <text:span text:style-name="Class_20_Variables">Autoload\BaseClass</text:span> class and inherits the following class variable (property)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Method</text:p>
          </table:table-cell>
          <table:table-cell table:style-name="Table6.B1" office:value-type="string">
            <text:p text:style-name="P4">Description</text:p>
          </table:table-cell>
        </table:table-row>
        <table:table-row>
          <table:table-cell table:style-name="Table6.A2" office:value-type="string">
            <text:p text:style-name="P6">$separator</text:p>
          </table:table-cell>
          <table:table-cell table:style-name="Table6.B2" office:value-type="string">
            <text:list xml:id="list7377646082252328351" text:style-name="L2">
              <text:list-header>
                <text:p text:style-name="P17">A copy of the directory separator for the PHP implementation.</text:p>
              </text:list-header>
            </text:list>
          </table:table-cell>
        </table:table-row>
      </table:table>
      <text:p text:style-name="Method_20_Body"/>
      <text:h text:style-name="Method_20_Listing_20_Title" text:outline-level="4">Inherited Methods</text:h>
      <text:h text:style-name="Method_20_Listing_20_Title" text:outline-level="4"/>
      <text:p text:style-name="Method_20_Body">The <text:span text:style-name="T3">Autoload\Libraries</text:span> class extends the <text:span text:style-name="Class_20_Variables">Autoload\BaseClass</text:span> class an inherits the following methods:</text:p>
      <text:p text:style-name="Method_20_Body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4">Method</text:p>
            </table:table-cell>
            <table:table-cell table:style-name="Table4.B1" office:value-type="string">
              <text:p text:style-name="P4">Description</text:p>
            </table:table-cell>
          </table:table-row>
        </table:table-header-rows>
        <table:table-row>
          <table:table-cell table:style-name="Table4.A2" office:value-type="string">
            <text:p text:style-name="P15"><text:a xlink:type="simple" xlink:href="#register" text:style-name="Internet_20_link" text:visited-style-name="Visited_20_Internet_20_Link">register</text:a></text:p>
          </table:table-cell>
          <table:table-cell table:style-name="Table4.B2" office:value-type="string">
            <text:p text:style-name="Method_20_Table_20_Description">Register the specified Autoload handler.</text:p>
          </table:table-cell>
        </table:table-row>
        <table:table-row>
          <table:table-cell table:style-name="Table4.A3" office:value-type="string">
            <text:p text:style-name="P15"><text:a xlink:type="simple" xlink:href="#loadClassFile" text:style-name="Internet_20_link" text:visited-style-name="Visited_20_Internet_20_Link">loadClassFile</text:a></text:p>
          </table:table-cell>
          <table:table-cell table:style-name="Table4.B5" office:value-type="string">
            <text:p text:style-name="Method_20_Table_20_Description">Class file loader.</text:p>
          </table:table-cell>
        </table:table-row>
        <text:soft-page-break/>
        <table:table-row>
          <table:table-cell table:style-name="Table4.A3" office:value-type="string">
            <text:p text:style-name="P15"><text:a xlink:type="simple" xlink:href="#getSeparator" text:style-name="Internet_20_link" text:visited-style-name="Visited_20_Internet_20_Link">getSeparator</text:a></text:p>
          </table:table-cell>
          <table:table-cell table:style-name="Table4.B5" office:value-type="string">
            <text:p text:style-name="Method_20_Table_20_Description">Returns the directory separator for the PHP implementation..</text:p>
          </table:table-cell>
        </table:table-row>
        <table:table-row>
          <table:table-cell table:style-name="Table4.A3" office:value-type="string">
            <text:p text:style-name="P15"><text:a xlink:type="simple" xlink:href="#convertUnderscores" text:style-name="Internet_20_link" text:visited-style-name="Visited_20_Internet_20_Link">convertUnderscores</text:a></text:p>
          </table:table-cell>
          <table:table-cell table:style-name="Table4.B5" office:value-type="string">
            <text:p text:style-name="Method_20_Table_20_Description">Convert underscores in a file name to directory separators.</text:p>
          </table:table-cell>
        </table:table-row>
      </table:table>
      <text:p text:style-name="Class_20_Default"/>
      <text:p text:style-name="Class_20_Default"/>
      <text:h text:style-name="P22" text:outline-level="5"><text:bookmark-start text:name="constructor"/>__construct<text:bookmark-end text:name="constructor"/></text:h>
      <text:p text:style-name="Method_20_Body"/>
      <text:p text:style-name="Method_20_Body">The class constructor.</text:p>
      <text:p text:style-name="Method_20_Body"/>
      <text:p text:style-name="P16">Algorithm</text:p>
      <text:list xml:id="list1126884175075585272" text:style-name="L3">
        <text:list-item>
          <text:p text:style-name="P23">Create a new instance of the Autoload\Libraries class;</text:p>
        </text:list-item>
        <text:list-item>
          <text:p text:style-name="P23">exit.</text:p>
          <text:p text:style-name="P23"/>
        </text:list-item>
      </text:list>
      <text:p text:style-name="P16">Implementation</text:p>
      <text:p text:style-name="Method_20_Body"/>
      <text:p text:style-name="P11">/**</text:p>
      <text:p text:style-name="P11"><text:s/>* __construct</text:p>
      <text:p text:style-name="P11"><text:s/>*</text:p>
      <text:p text:style-name="P11"><text:s/>* Singleton class constructor.</text:p>
      <text:p text:style-name="P11"><text:s/>*/</text:p>
      <text:p text:style-name="P11">private function __construct()</text:p>
      <text:p text:style-name="P11">{</text:p>
      <text:p text:style-name="P11">}</text:p>
      <text:p text:style-name="Method_20_Body"/>
      <text:p text:style-name="P16">Narrative</text:p>
      <text:p text:style-name="Method_20_Body"/>
      <text:p text:style-name="Method_20_Body">The <text:span text:style-name="Class_20_Variables">__construct</text:span> method is <text:span text:style-name="T3">private</text:span>, preventing a <text:span text:style-name="T3">new</text:span> keyword from being used from outside of the class itself.</text:p>
      <text:p text:style-name="Method_20_Body"/>
      <text:p text:style-name="Method_20_Body">To create a <text:span text:style-name="T3">new</text:span> class instance, the <text:span text:style-name="Class_20_Variables">instantiate</text:span> static method is available from outside the class. <text:s/>Refer to the <text:span text:style-name="Class_20_Variables">instantiate</text:span> method, below.</text:p>
      <text:p text:style-name="Method_20_Body"/>
      <text:p text:style-name="Method_20_Body"/>
      <text:h text:style-name="P22" text:outline-level="5"><text:bookmark-start text:name="instantiate"/>instantiate<text:bookmark-end text:name="instantiate"/></text:h>
      <text:p text:style-name="Method_20_Body"/>
      <text:p text:style-name="Method_20_Body">Instantiate a singleton <text:span text:style-name="Class_20_Variables">Autoload\Libraries</text:span> class, if not all ready instantiated, and return the class reference.</text:p>
      <text:p text:style-name="Method_20_Body"/>
      <text:p text:style-name="P16">Algorithm</text:p>
      <text:list xml:id="list1481340797685705184" text:style-name="L4">
        <text:list-item>
          <text:p text:style-name="P24">Accept <text:span text:style-name="Class_20_Variables">replace</text:span> as an optional boolean variable;</text:p>
        </text:list-item>
        <text:list-item>
          <text:p text:style-name="P24">accept <text:span text:style-name="Class_20_Variables">prepend</text:span> as an optional boolean value;</text:p>
        </text:list-item>
        <text:list-item>
          <text:p text:style-name="P24">if the static class property <text:span text:style-name="Class_20_Variables">me</text:span> is not null, goto step <text:span text:style-name="T3">9</text:span>;</text:p>
        </text:list-item>
        <text:list-item>
          <text:p text:style-name="P24">create a new instance of the current class;</text:p>
        </text:list-item>
        <text:list-item>
          <text:p text:style-name="P24">assign the result to the <text:span text:style-name="Class_20_Variables">me</text:span> static class property;</text:p>
        </text:list-item>
        <text:list-item>
          <text:p text:style-name="P24">call the <text:span text:style-name="Class_20_Variables">getSeparator</text:span> method of the <text:span text:style-name="Class_20_Variables">me</text:span> static class property;</text:p>
        </text:list-item>
        <text:list-item>
          <text:p text:style-name="P24">create an array containing the <text:span text:style-name="Class_20_Variables">me</text:span> static class property and the 'loader' method name;</text:p>
        </text:list-item>
        <text:list-item>
          <text:p text:style-name="P24">pass the array, <text:span text:style-name="Class_20_Variables">replace</text:span> and <text:span text:style-name="Class_20_Variables">prepend</text:span> to the register method of the <text:span text:style-name="Class_20_Variables">me</text:span> static class property;</text:p>
        </text:list-item>
        <text:list-item>
          <text:p text:style-name="P24">return the <text:span text:style-name="Class_20_Variables">me</text:span> static class property.</text:p>
          <text:p text:style-name="P24"/>
        </text:list-item>
      </text:list>
      <text:p text:style-name="P16">Implementation</text:p>
      <text:p text:style-name="Method_20_Body"/>
      <text:p text:style-name="P11">/**</text:p>
      <text:p text:style-name="P11"><text:s/>* instantiate</text:p>
      <text:p text:style-name="P11"><text:s/>*</text:p>
      <text:p text:style-name="P11"><text:s/>* Instantiate a singleton Autoload\Libraries class if not already instantiated.</text:p>
      <text:p text:style-name="P12"><text:s/>* <text:span text:style-name="T3">@param</text:span> boolean $replace = (optional) replace flag</text:p>
      <text:p text:style-name="P12"><text:s/>* <text:s text:c="26"/>true = replace if already exists, false = don't</text:p>
      <text:p text:style-name="P12"><text:s/>* <text:span text:style-name="T3">@param</text:span> boolean $prepend = (optional) prepend loader to front of list if true,</text:p>
      <text:p text:style-name="P12"><text:s/>* <text:s text:c="27"/>don't if false</text:p>
      <text:p text:style-name="P11"><text:s/>* <text:span text:style-name="T3">@return</text:span> object $me</text:p>
      <text:p text:style-name="P11"><text:s/>*/</text:p>
      <text:p text:style-name="P11">public static function instantiate($replace=null, $prepend=null)</text:p>
      <text:p text:style-name="P11">{</text:p>
      <text:p text:style-name="P11"><text:tab/>if (self::$me == null)</text:p>
      <text:p text:style-name="P11"><text:tab/>{</text:p>
      <text:p text:style-name="P11"><text:tab/><text:tab/>self::$me = new Libraries();</text:p>
      <text:p text:style-name="P11"><text:tab/><text:tab/>self::$me-&gt;getSeparator();</text:p>
      <text:p text:style-name="P11"/>
      <text:p text:style-name="P11"><text:tab/><text:tab/>self::$me-&gt;register(array(self::$me, 'loader'), $replace, $prepend);</text:p>
      <text:p text:style-name="P11"><text:tab/>}</text:p>
      <text:p text:style-name="P11"/>
      <text:p text:style-name="P11"><text:tab/>return self::$me;</text:p>
      <text:p text:style-name="P11">}</text:p>
      <text:p text:style-name="Method_20_Body"/>
      <text:p text:style-name="P16">Narrative</text:p>
      <text:p text:style-name="Method_20_Body"/>
      <text:p text:style-name="Method_20_Body">The <text:span text:style-name="Class_20_Variables">instantiate</text:span> method expects two optional parameter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arameter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6">$replace</text:p>
          </table:table-cell>
          <table:table-cell table:style-name="Table1.B3" office:value-type="string">
            <text:p text:style-name="P10">Replace flag.</text:p>
          </table:table-cell>
        </table:table-row>
        <table:table-row>
          <table:table-cell table:style-name="Table1.A2" office:value-type="string">
            <text:p text:style-name="P6">$prepend</text:p>
          </table:table-cell>
          <table:table-cell table:style-name="Table1.B3" office:value-type="string">
            <text:p text:style-name="P10">Prepend flag.</text:p>
          </table:table-cell>
        </table:table-row>
      </table:table>
      <text:p text:style-name="Method_20_Body"/>
      <text:p text:style-name="Method_20_Body"/>
      <text:p text:style-name="P3">If the static instance variable <text:span text:style-name="Class_20_Variables">$me </text:span>is null, the following steps are performed:</text:p>
      <text:p text:style-name="Method_20_Body"/>
      <text:list xml:id="list6591193187892046634" text:style-name="L5">
        <text:list-item>
          <text:p text:style-name="P25">A new <text:span text:style-name="Class_20_Variables">Autoload\Libraries</text:span> instance is created and the reference is assigned to the static instance variable <text:span text:style-name="Class_20_Variables">$me</text:span>;</text:p>
        </text:list-item>
        <text:list-item>
          <text:p text:style-name="P25">The <text:span text:style-name="Class_20_Variables">getSeparator </text:span>method is called to set the current directory separator;</text:p>
        </text:list-item>
        <text:list-item>
          <text:p text:style-name="P25">The<text:span text:style-name="Class_20_Variables"> loader </text:span>method is registered as the primary autoload entry point.</text:p>
        </text:list-item>
      </text:list>
      <text:p text:style-name="P9"/>
      <text:p text:style-name="Method_20_Body">The static instance variable <text:span text:style-name="Class_20_Variables">$me</text:span> is returned.</text:p>
      <text:p text:style-name="Method_20_Body"/>
      <text:h text:style-name="P22" text:outline-level="5"><text:bookmark-start text:name="loadClass"/>loadClass<text:bookmark-end text:name="loadClass"/></text:h>
      <text:p text:style-name="Method_20_Body"/>
      <text:p text:style-name="Method_20_Body">The <text:span text:style-name="Class_20_Variables">loadClass</text:span> static method is used to provide a static entry point to the class to load the requested class file.</text:p>
      <text:p text:style-name="Method_20_Body"/>
      <text:p text:style-name="P16">Algorithm</text:p>
      <text:list xml:id="list5317959680885949066" text:style-name="L6">
        <text:list-item>
          <text:p text:style-name="P26">Accept <text:span text:style-name="Class_20_Variables">class</text:span> as a string containing the name of the class to load;</text:p>
        </text:list-item>
        <text:list-item>
          <text:p text:style-name="P26">pass <text:span text:style-name="Class_20_Variables">class</text:span> to the <text:span text:style-name="Class_20_Variables">loader</text:span> method of the class instance returned from the <text:span text:style-name="Class_20_Variables">instantiate</text:span> static class method;</text:p>
        </text:list-item>
        <text:list-item>
          <text:p text:style-name="P26">return the result.</text:p>
          <text:p text:style-name="P26"/>
        </text:list-item>
      </text:list>
      <text:p text:style-name="P16">Implementation</text:p>
      <text:p text:style-name="Method_20_Body"/>
      <text:p text:style-name="P11">/**</text:p>
      <text:p text:style-name="P11"><text:s/>* loadClass</text:p>
      <text:p text:style-name="P11"><text:s/>*</text:p>
      <text:p text:style-name="P11"><text:s/>* Static function to load the requested class file</text:p>
      <text:p text:style-name="P11"><text:s/>* <text:span text:style-name="T3">@param</text:span> string $class = class file name</text:p>
      <text:p text:style-name="P11"><text:s/>* <text:span text:style-name="T3">@return</text:span> boolean true = successful, false = not successful</text:p>
      <text:p text:style-name="P11"><text:s/>*/</text:p>
      <text:p text:style-name="P11">public static function loadClass($class)</text:p>
      <text:p text:style-name="P11">{</text:p>
      <text:p text:style-name="P11"><text:tab/>return self::instantiate()-&gt;loader($class);</text:p>
      <text:p text:style-name="P11">}</text:p>
      <text:p text:style-name="Method_20_Body"/>
      <text:p text:style-name="P16">Narrative</text:p>
      <text:p text:style-name="Method_20_Body"/>
      <text:p text:style-name="Method_20_Body">The <text:span text:style-name="Class_20_Variables">loadClass</text:span> method expects a single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Parameter</text:p>
          </table:table-cell>
          <table:table-cell table:style-name="Table5.B1" office:value-type="string">
            <text:p text:style-name="P4">Description</text:p>
          </table:table-cell>
        </table:table-row>
        <table:table-row>
          <table:table-cell table:style-name="Table5.A2" office:value-type="string">
            <text:p text:style-name="P6">$class</text:p>
          </table:table-cell>
          <table:table-cell table:style-name="Table5.B2" office:value-type="string">
            <text:p text:style-name="P10">A string containing the name of the class file to load.</text:p>
          </table:table-cell>
        </table:table-row>
      </table:table>
      <text:p text:style-name="Method_20_Body"/>
      <text:p text:style-name="Method_20_Body">An instance of the <text:span text:style-name="Class_20_Variables">Autoload\Libraries</text:span> class is retrieved from the <text:span text:style-name="Class_20_Variables">instantiate</text:span> method and the <text:span text:style-name="Class_20_Variables">$class</text:span> parameter is passed to the <text:span text:style-name="Class_20_Variables">loader </text:span>class method.</text:p>
      <text:p text:style-name="Method_20_Body"/>
      <text:p text:style-name="Method_20_Body">The <text:span text:style-name="Class_20_Variables">loader</text:span> class method result is returned.</text:p>
      <text:p text:style-name="Method_20_Body"/>
      <text:h text:style-name="P22" text:outline-level="5"><text:bookmark-start text:name="loader"/>loader<text:bookmark-end text:name="loader"/></text:h>
      <text:p text:style-name="Method_20_Body"/>
      <text:p text:style-name="Method_20_Body">The <text:span text:style-name="Class_20_Variables">loader</text:span> method loads the requested class file from an <text:span text:style-name="T3">include path</text:span> directory.</text:p>
      <text:p text:style-name="Method_20_Body"/>
      <text:p text:style-name="P16">Algorithm</text:p>
      <text:list xml:id="list4595706898560544820" text:style-name="L7">
        <text:list-item>
          <text:p text:style-name="P27">Accept <text:span text:style-name="Class_20_Variables">class</text:span> as a string containing the name of the class to load;</text:p>
        </text:list-item>
        <text:list-item>
          <text:p text:style-name="P27">call the <text:span text:style-name="T3">PHP get_include_path</text:span> to get the include path as a concatenated string separated by the ';' character;</text:p>
        </text:list-item>
        <text:list-item>
          <text:p text:style-name="P27">separate the concatenated string into individual paths defined by the ';' character and add to the <text:span text:style-name="Class_20_Variables">directories</text:span> array;</text:p>
        </text:list-item>
        <text:list-item>
          <text:p text:style-name="P27">if the '.' path is found as a value in the <text:span text:style-name="Class_20_Variables">directories</text:span> array, goto step <text:span text:style-name="T3">6</text:span>;</text:p>
        </text:list-item>
        <text:list-item>
          <text:p text:style-name="P27">push the '.' path onto the <text:span text:style-name="Class_20_Variables">directories</text:span> array;</text:p>
        </text:list-item>
        <text:list-item>
          <text:p text:style-name="P27">convert the underscores in <text:span text:style-name="Class_20_Variables">class</text:span> to the <text:span text:style-name="Class_20_Variables">separator</text:span> class property;</text:p>
        </text:list-item>
        <text:list-item>
          <text:p text:style-name="P27">pass <text:span text:style-name="Class_20_Variables">class</text:span> and <text:span text:style-name="Class_20_Variables">directories</text:span> to the <text:span text:style-name="Class_20_Variables">loadClassFile</text:span> class method;</text:p>
        </text:list-item>
        <text:list-item>
          <text:p text:style-name="P27">return the result.</text:p>
          <text:p text:style-name="P27"/>
        </text:list-item>
      </text:list>
      <text:p text:style-name="P16">Implementation</text:p>
      <text:p text:style-name="Method_20_Body"/>
      <text:p text:style-name="P11">/**</text:p>
      <text:p text:style-name="P11"><text:s/>* loader.</text:p>
      <text:p text:style-name="P11"><text:s/>*</text:p>
      <text:p text:style-name="P11"><text:s/>* load the required class file from an include directory.</text:p>
      <text:p text:style-name="P11"><text:s/>* <text:span text:style-name="T3">@param</text:span> string $class = the class name to load in PSR-0 format</text:p>
      <text:p text:style-name="P11"><text:s/>* <text:span text:style-name="T3">@return</text:span> boolean true = successful, false = not successful</text:p>
      <text:p text:style-name="P11"><text:s/>*/</text:p>
      <text:p text:style-name="P11">public function loader($class)</text:p>
      <text:p text:style-name="P11">{</text:p>
      <text:p text:style-name="P11"><text:tab/>$directories = explode(PATH_SEPARATOR, get_include_path());</text:p>
      <text:p text:style-name="P11"><text:s text:c="2"/><text:tab/>if (! in_array('.', $directories))</text:p>
      <text:p text:style-name="P11"><text:s text:c="2"/><text:tab/>{</text:p>
      <text:p text:style-name="P11"><text:s text:c="2"/><text:tab/> <text:s/><text:tab/>array_push($directories, '.');</text:p>
      <text:p text:style-name="P11"><text:s text:c="2"/><text:tab/>}</text:p>
      <text:p text:style-name="P11"/>
      <text:p text:style-name="P11"><text:s text:c="2"/><text:tab/>return $this-&gt;loadClassFile($this-&gt;convertUnderscores($class), $directories);</text:p>
      <text:p text:style-name="P11">}</text:p>
      <text:p text:style-name="Method_20_Body"/>
      <text:p text:style-name="P16">Narrative</text:p>
      <text:p text:style-name="Method_20_Body"/>
      <text:p text:style-name="Method_20_Body">The <text:span text:style-name="Class_20_Variables">loader</text:span> method expects a single,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Parameter</text:p>
          </table:table-cell>
          <table:table-cell table:style-name="Table7.B1" office:value-type="string">
            <text:p text:style-name="P4">Description</text:p>
          </table:table-cell>
        </table:table-row>
        <table:table-row>
          <table:table-cell table:style-name="Table7.A2" office:value-type="string">
            <text:p text:style-name="P6">$class</text:p>
          </table:table-cell>
          <table:table-cell table:style-name="Table7.B2" office:value-type="string">
            <text:p text:style-name="P10">A string containing the name of the class file to load.</text:p>
          </table:table-cell>
        </table:table-row>
      </table:table>
      <text:p text:style-name="Method_20_Body"/>
      <text:p text:style-name="Method_20_Body">The include path is parsed into an array of directories, and a check is made to make sure that the current directory is also included.</text:p>
      <text:p text:style-name="Method_20_Body"/>
      <text:p text:style-name="Method_20_Body">The directories array and class file name, with underscores converted to current directory separator character(s), is passed to the <text:span text:style-name="Class_20_Variables">loadClassFile</text:span> method and the result returned.</text:p>
      <text:p text:style-name="Method_20_Body"/>
      <text:h text:style-name="P22" text:outline-level="5"><text:bookmark-start text:name="setLibraries"/>setLibraries<text:bookmark-end text:name="setLibraries"/></text:h>
      <text:p text:style-name="Method_20_Body"/>
      <text:p text:style-name="Method_20_Body">Get/set the library directory array.</text:p>
      <text:p text:style-name="Method_20_Body"/>
      <text:p text:style-name="P16">Algorithm</text:p>
      <text:list xml:id="list4524844829285547114" text:style-name="L8">
        <text:list-item>
          <text:p text:style-name="P28">Accept <text:span text:style-name="Class_20_Variables">libraries</text:span> as an optional array of library roots to check;</text:p>
        </text:list-item>
        <text:list-item>
          <text:p text:style-name="P28">if <text:span text:style-name="Class_20_Variables">libraries</text:span> is null, goto step <text:span text:style-name="T3">4</text:span>;</text:p>
        </text:list-item>
        <text:list-item>
          <text:p text:style-name="P28">store <text:span text:style-name="Class_20_Variables">libraries</text:span> in the <text:span text:style-name="Class_20_Variables">libraries</text:span> class array property;</text:p>
        </text:list-item>
        <text:list-item>
          <text:p text:style-name="P28">return the <text:span text:style-name="Class_20_Variables">libraries</text:span> class array property.</text:p>
          <text:p text:style-name="P28"/>
        </text:list-item>
      </text:list>
      <text:p text:style-name="P16">Implementation</text:p>
      <text:p text:style-name="Method_20_Body"/>
      <text:p text:style-name="P11">/**</text:p>
      <text:p text:style-name="P11"><text:s/>* setLibraries.</text:p>
      <text:p text:style-name="P11"><text:s/>*</text:p>
      <text:p text:style-name="P11"><text:s/>* get/set the library array variable.</text:p>
      <text:p text:style-name="P11"><text:s/>* <text:span text:style-name="T3">@param</text:span> array[string] $libraries = array of library roots to check,</text:p>
      <text:p text:style-name="P11"><text:s/>*<text:tab/><text:tab/><text:tab/><text:tab/><text:tab/><text:tab/> <text:s/>in the provided sequence</text:p>
      <text:p text:style-name="P11"><text:s/>* <text:span text:style-name="T3">@return</text:span> array[string] $libraries = libraries array</text:p>
      <text:p text:style-name="P11"><text:s/>*/</text:p>
      <text:p text:style-name="P11">public function setLibraries($libraries=null)</text:p>
      <text:p text:style-name="P11">{</text:p>
      <text:p text:style-name="P11"><text:tab/>if ($libraries != null)</text:p>
      <text:p text:style-name="P11"><text:tab/>{</text:p>
      <text:p text:style-name="P11"><text:tab/><text:tab/>$this-&gt;libraries = $libraries;</text:p>
      <text:p text:style-name="P11"><text:tab/>}</text:p>
      <text:p text:style-name="P11"/>
      <text:p text:style-name="P11"><text:tab/>return $this-&gt;libraries;</text:p>
      <text:p text:style-name="P11">}</text:p>
      <text:p text:style-name="Method_20_Body"/>
      <text:p text:style-name="P16">Narrative</text:p>
      <text:p text:style-name="Method_20_Body"/>
      <text:p text:style-name="Method_20_Body">The <text:span text:style-name="Class_20_Variables">setLibraries</text:span> method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Parameter</text:p>
          </table:table-cell>
          <table:table-cell table:style-name="Table8.B1" office:value-type="string">
            <text:p text:style-name="P4">Description</text:p>
          </table:table-cell>
        </table:table-row>
        <table:table-row>
          <table:table-cell table:style-name="Table8.A2" office:value-type="string">
            <text:p text:style-name="P6">$libraries</text:p>
          </table:table-cell>
          <table:table-cell table:style-name="Table8.B2" office:value-type="string">
            <text:p text:style-name="P10">An array containing the directories to be searched.</text:p>
          </table:table-cell>
        </table:table-row>
      </table:table>
      <text:p text:style-name="Method_20_Body"/>
      <text:p text:style-name="Method_20_Body">If the <text:span text:style-name="Class_20_Variables">$libraries</text:span> parameter is not null, the <text:span text:style-name="Class_20_Variables">$libraries</text:span> class variable is set to the <text:span text:style-name="Class_20_Variables">$libraries</text:span> parameter.</text:p>
      <text:p text:style-name="Method_20_Body"/>
      <text:p text:style-name="Method_20_Body">The <text:span text:style-name="Class_20_Variables">$libraries</text:span> class variable is returned.</text:p>
      <text:p text:style-name="Method_20_Body"/>
      <text:h text:style-name="P33" text:outline-level="3">Source Listing</text:h>
      <text:p text:style-name="Coding_20_Body"/>
      <text:p text:style-name="P13">&lt;?php</text:p>
      <text:p text:style-name="P13">namespace Library\Autoload;</text:p>
      <text:p text:style-name="P13"/>
      <text:p text:style-name="P13">/*</text:p>
      <text:p text:style-name="P13"><text:s/>* <text:tab/><text:tab/>Autoload\Libraries is copyright © 2012, 2013. EarthWalk Software.</text:p>
      <text:p text:style-name="P13"><text:s/>* <text:tab/><text:tab/>Licensed under the Academic Free License version 3.0.</text:p>
      <text:p text:style-name="P14"><text:s/>* <text:tab/><text:tab/>Refer to the file named License.txt provided with the source, </text:p>
      <text:p text:style-name="P14"><text:s/>*<text:tab/><text:tab/> <text:s text:c="2"/>or from http://opensource.org/licenses/academic.php</text:p>
      <text:p text:style-name="P13"><text:s/>*/</text:p>
      <text:p text:style-name="P13">/**</text:p>
      <text:p text:style-name="P13"><text:s/>* Autoload\Libraries.</text:p>
      <text:p text:style-name="P13"><text:s/>*</text:p>
      <text:p text:style-name="P13"><text:s/>* An implementation of the PSR-0 autoload standard to search non-standard directories.</text:p>
      <text:p text:style-name="P13"><text:s/>* Refer to https://github.com/php-fig/fig-standards/blob/master/accepted/PSR-0.md</text:p>
      <text:p text:style-name="P13"><text:s/>* <text:span text:style-name="T3">@author</text:span> Jay Wheeler.</text:p>
      <text:p text:style-name="P13"><text:s/>* <text:span text:style-name="T3">@version</text:span> 2.0</text:p>
      <text:p text:style-name="P13"><text:s/>* <text:span text:style-name="T3">@copyright</text:span> © 2012, 2013. EarthWalk Software.</text:p>
      <text:p text:style-name="P13"><text:s/>* <text:span text:style-name="T3">@license</text:span> Licensed under the Academic Free License version 3.0.</text:p>
      <text:p text:style-name="P13"><text:s/>* <text:span text:style-name="T3">@package</text:span> Library</text:p>
      <text:p text:style-name="P13"><text:s/>* <text:span text:style-name="T3">@subpackage</text:span> Autoload.</text:p>
      <text:p text:style-name="P13"><text:s/>*/</text:p>
      <text:p text:style-name="P13">class Libraries extends BaseClass</text:p>
      <text:p text:style-name="P13">{</text:p>
      <text:p text:style-name="P13"><text:tab/>/**</text:p>
      <text:p text:style-name="P13"><text:tab/> * me</text:p>
      <text:p text:style-name="P13"><text:tab/> *</text:p>
      <text:p text:style-name="P13"><text:tab/> * Reference to the instantiated singleton class</text:p>
      <text:p text:style-name="P13"><text:tab/> * <text:span text:style-name="T3">@var</text:span> object $me</text:p>
      <text:p text:style-name="P13"><text:tab/> */</text:p>
      <text:p text:style-name="P13"><text:tab/>private<text:tab/>static<text:tab/>$me = null;</text:p>
      <text:p text:style-name="P13"/>
      <text:p text:style-name="P13"><text:tab/>/**</text:p>
      <text:p text:style-name="P13"><text:tab/> * __construct</text:p>
      <text:p text:style-name="P13"><text:tab/> *</text:p>
      <text:p text:style-name="P13"><text:tab/> * Singleton class constructor. <text:s/>Initializes the spl_autoload queue.</text:p>
      <text:p text:style-name="P13"><text:tab/> */</text:p>
      <text:p text:style-name="P13"><text:tab/>private function __construct()</text:p>
      <text:p text:style-name="P13"><text:tab/>{</text:p>
      <text:p text:style-name="P13"><text:tab/>}</text:p>
      <text:p text:style-name="P13"/>
      <text:p text:style-name="P2"><text:tab/>/**</text:p>
      <text:p text:style-name="P13"><text:tab/> * instantiate</text:p>
      <text:p text:style-name="P13"><text:tab/> *</text:p>
      <text:p text:style-name="P13"><text:tab/> * Instantiate a singleton Autoload\Libraries class if not already instantiated.</text:p>
      <text:p text:style-name="P14"><text:tab/> * <text:span text:style-name="T3">@param</text:span> boolean $replace = (optional) replace flag</text:p>
      <text:p text:style-name="P14"><text:tab/> * <text:s text:c="26"/>true = replace if already exists, false = don't</text:p>
      <text:p text:style-name="P14"><text:tab/> * <text:span text:style-name="T3">@param</text:span> boolean $prepend = (optional) prepend loader to front of list if true,</text:p>
      <text:p text:style-name="P14"><text:tab/> * <text:s text:c="37"/>don't if false</text:p>
      <text:p text:style-name="P13"><text:tab/> * <text:span text:style-name="T3">@return</text:span> object $me</text:p>
      <text:p text:style-name="P13"><text:tab/> */</text:p>
      <text:p text:style-name="P13"><text:tab/>public static function instantiate($replace=null, $prepend=null)</text:p>
      <text:p text:style-name="P13"><text:tab/>{</text:p>
      <text:p text:style-name="P13"><text:tab/><text:tab/>if (self::$me == null)</text:p>
      <text:p text:style-name="P13"><text:tab/><text:tab/>{</text:p>
      <text:p text:style-name="P13"><text:tab/><text:tab/><text:tab/>self::$me = new Libraries();</text:p>
      <text:p text:style-name="P13"><text:tab/><text:tab/><text:tab/>self::$me-&gt;getSeparator();</text:p>
      <text:p text:style-name="P13"/>
      <text:p text:style-name="P13"><text:tab/><text:tab/><text:tab/>self::$me-&gt;register(array(self::$me, 'loader'), $replace, $prepend);</text:p>
      <text:p text:style-name="P13"><text:tab/><text:tab/>}</text:p>
      <text:p text:style-name="P13"/>
      <text:p text:style-name="P13"><text:tab/><text:tab/>return self::$me;</text:p>
      <text:p text:style-name="P13"><text:tab/>}</text:p>
      <text:p text:style-name="P13"/>
      <text:p text:style-name="P13"><text:tab/>/**</text:p>
      <text:p text:style-name="P13"><text:tab/> * loadClass</text:p>
      <text:p text:style-name="P13"><text:tab/> *</text:p>
      <text:p text:style-name="P13"><text:tab/> * Static function to load the requested class file</text:p>
      <text:p text:style-name="P13"><text:tab/> * <text:span text:style-name="T3">@param</text:span> string $class = class file name</text:p>
      <text:p text:style-name="P13"><text:tab/> * <text:span text:style-name="T3">@return</text:span> boolean true = successful, false = not successful</text:p>
      <text:p text:style-name="P13"><text:tab/> */</text:p>
      <text:p text:style-name="P13"><text:tab/>public static function loadClass($class)</text:p>
      <text:p text:style-name="P13"><text:tab/>{</text:p>
      <text:p text:style-name="P13"><text:tab/><text:tab/>return self::instantiate()-&gt;loader($class);</text:p>
      <text:p text:style-name="P13"><text:tab/>}</text:p>
      <text:p text:style-name="P13"/>
      <text:p text:style-name="P13"><text:tab/>/**</text:p>
      <text:p text:style-name="P13"><text:s text:c="4"/><text:tab/> * loader.</text:p>
      <text:p text:style-name="P13"><text:s text:c="3"/><text:tab/> *</text:p>
      <text:p text:style-name="P13"><text:s text:c="3"/><text:tab/> * load the required class file from an include directory.</text:p>
      <text:p text:style-name="P13"><text:s text:c="4"/><text:tab/> * <text:span text:style-name="T3">@param</text:span> string $class = the class name to load in PSR-0 format</text:p>
      <text:p text:style-name="P13"><text:s text:c="4"/><text:tab/> * <text:span text:style-name="T3">@return</text:span> boolean true = successful, false = not successful</text:p>
      <text:p text:style-name="P13"><text:s text:c="4"/><text:tab/> */</text:p>
      <text:p text:style-name="P13"><text:s text:c="2"/><text:tab/>public function loader($class)</text:p>
      <text:p text:style-name="P13"><text:s text:c="2"/><text:tab/>{</text:p>
      <text:p text:style-name="P13"><text:s text:c="2"/><text:tab/><text:tab/>$directories = explode(PATH_SEPARATOR, get_include_path());</text:p>
      <text:p text:style-name="P13"><text:s text:c="2"/><text:tab/> <text:s/><text:tab/>if (! in_array('.', $directories))</text:p>
      <text:p text:style-name="P13"><text:s text:c="2"/><text:tab/> <text:s/><text:tab/>{</text:p>
      <text:p text:style-name="P13"><text:s text:c="2"/><text:tab/> <text:s/><text:tab/> <text:s/><text:tab/>array_push($directories, '.');</text:p>
      <text:p text:style-name="P13"><text:s text:c="2"/><text:tab/> <text:s/><text:tab/>}</text:p>
      <text:p text:style-name="P13"/>
      <text:p text:style-name="P13"><text:s text:c="2"/><text:tab/> <text:s/><text:tab/>return $this-&gt;loadClassFile($this-&gt;convertUnderscores($class), $directories);</text:p>
      <text:p text:style-name="P13"><text:s text:c="2"/><text:tab/>}</text:p>
      <text:p text:style-name="P13"/>
      <text:p text:style-name="P2"><text:tab/>/**</text:p>
      <text:p text:style-name="P13"><text:tab/> * setLibraries.</text:p>
      <text:p text:style-name="P13"><text:tab/> *</text:p>
      <text:p text:style-name="P13"><text:tab/> * get/set the library array variable.</text:p>
      <text:p text:style-name="P13"><text:tab/> * <text:span text:style-name="T3">@param</text:span> array[string] $libraries = array of library roots to check,</text:p>
      <text:p text:style-name="P13"><text:tab/> *<text:tab/><text:tab/><text:tab/><text:tab/><text:tab/><text:tab/> <text:s/>in the provided sequence</text:p>
      <text:p text:style-name="P13"><text:tab/> * <text:span text:style-name="T3">@return</text:span> array[string] $libraries = libraries array</text:p>
      <text:p text:style-name="P13"><text:tab/> */</text:p>
      <text:p text:style-name="P13"><text:tab/>public function setLibraries($libraries=null)</text:p>
      <text:p text:style-name="P13"><text:tab/>{</text:p>
      <text:p text:style-name="P13"><text:tab/><text:tab/>if ($libraries != null)</text:p>
      <text:p text:style-name="P13"><text:tab/><text:tab/>{</text:p>
      <text:p text:style-name="P13"><text:tab/><text:tab/><text:tab/>$this-&gt;libraries = $libraries;</text:p>
      <text:p text:style-name="P13"><text:tab/><text:tab/>}</text:p>
      <text:p text:style-name="P13"/>
      <text:p text:style-name="P13"><text:tab/><text:tab/>return $this-&gt;libraries;</text:p>
      <text:p text:style-name="P13"><text:tab/>}</text:p>
      <text:p text:style-name="P13"/>
      <text:p text:style-name="P13">}</text:p>
      <text:p text:style-name="Class_20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Autoload\Libraries<text:tab/><text:tab/><text:tab/><text:page-number text:select-page="current">12</text:page-number><text:tab/><text:tab/><text:tab/><text:tab/><text:date style:data-style-name="N76" text:date-value="2015-05-01T13:48:21.819095970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3T16:57:33</meta:creation-date>
    <dc:title>ClassDefault</dc:title>
    <meta:editing-duration>PT20H55M38S</meta:editing-duration>
    <meta:editing-cycles>18</meta:editing-cycles>
    <meta:generator>LibreOffice/4.3.7.2$Linux_X86_64 LibreOffice_project/430$Build-2</meta:generator>
    <meta:initial-creator>Jay Wheeler</meta:initial-creator>
    <dc:date>2015-05-01T13:48:21.765034336</dc:date>
    <meta:document-statistic meta:table-count="10" meta:image-count="0" meta:object-count="0" meta:page-count="12" meta:paragraph-count="318" meta:word-count="1506" meta:character-count="10440" meta:non-whitespace-character-count="8861"/>
    <meta:template xlink:type="simple" xlink:actuate="onRequest" xlink:title="ClassDefault" xlink:href="../ClassDefault.ott" meta:date="2012-06-03T16:57:33"/>
  </office:meta>
</office:document-meta>
</file>